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96mm" svg:y="0mm">
            <loext:p draw:notify-on-update-of-ranges="Sheet1.A1:Sheet1.A1 Sheet1.A2:Sheet1.A13 Sheet1.B1:Sheet1.B1 Sheet1.B2:Sheet1.B13 Sheet1.A1:Sheet1.A1 Sheet1.A2:Sheet1.A13 Sheet1.C1:Sheet1.C1 Sheet1.C2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svg-convert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08" calcext:value-type="float">
            <text:p>33.08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31.48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77" calcext:value-type="float">
            <text:p>36.77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31" calcext:value-type="float">
            <text:p>37.31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5" calcext:value-type="float">
            <text:p>29.35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27" calcext:value-type="float">
            <text:p>30.27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96" calcext:value-type="float">
            <text:p>33.96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9" calcext:value-type="float">
            <text:p>36.9</text:p>
          </table:table-cell>
          <table:table-cell office:value-type="float" office:value="67.94" calcext:value-type="float">
            <text:p>67.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.1" calcext:value-type="float">
            <text:p>51.1</text:p>
          </table:table-cell>
          <table:table-cell office:value-type="float" office:value="81.83" calcext:value-type="float">
            <text:p>81.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5.8" calcext:value-type="float">
            <text:p>95.8</text:p>
          </table:table-cell>
          <table:table-cell office:value-type="float" office:value="125.75" calcext:value-type="float">
            <text:p>125.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7.63" calcext:value-type="float">
            <text:p>237.63</text:p>
          </table:table-cell>
          <table:table-cell office:value-type="float" office:value="279.03" calcext:value-type="float">
            <text:p>279.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81.32" calcext:value-type="float">
            <text:p>781.32</text:p>
          </table:table-cell>
          <table:table-cell office:value-type="float" office:value="825.16" calcext:value-type="float">
            <text:p>825.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ROUNDDOWN(SUM([.B2:.B13])/60) &amp; &quot;:&quot; &amp; ROUND(SUM([.B2:.B13])-ROUNDDOWN(SUM([.B2:.B13])/60)*60)" office:value-type="string" office:string-value="23:55" calcext:value-type="string">
            <text:p>23:55</text:p>
          </table:table-cell>
          <table:table-cell table:formula="of:=ROUNDDOWN(SUM([.C2:.C13])/60) &amp; &quot;:&quot; &amp; ROUND(SUM([.C2:.C13])-ROUNDDOWN(SUM([.C2:.C13])/60)*60)" office:value-type="string" office:string-value="30:19" calcext:value-type="string">
            <text:p>30: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Clear Sans" style:font-family-complex="'Clear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4:14:38.30130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loyd</meta:initial-creator>
    <meta:creation-date>2017-03-16T13:05:12.535816871</meta:creation-date>
    <dc:date>2017-03-16T14:41:37.456219779</dc:date>
    <dc:creator>William Floyd</dc:creator>
    <meta:editing-duration>PT24M58S</meta:editing-duration>
    <meta:editing-cycles>5</meta:editing-cycles>
    <meta:generator>LibreOffice/5.3.0.3$Linux_X86_64 LibreOffice_project/3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opacity="0%" draw:fill="solid" draw:fill-color="#d9d9d9" draw:opacity="0%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8cm" svg:y="3.965cm" style:legend-expansion="high" chart:style-name="ch2"/>
        <chart:plot-area chart:style-name="ch3" table:cell-range-address="Sheet1.A1:Sheet1.C13" chart:data-source-has-labels="row" svg:x="1.305cm" svg:y="0.18cm" svg:width="11.033cm" svg:height="7.685cm">
          <chartooo:coordinate-region svg:x="2.35cm" svg:y="0.374cm" svg:width="9.49cm" svg:height="6.857cm"/>
          <chart:axis chart:dimension="x" chart:name="primary-x" chart:style-name="ch4">
            <chart:title svg:x="5.712cm" svg:y="8.045cm" chart:style-name="ch5">
              <text:p>Resolution (px)</text:p>
            </chart:title>
          </chart:axis>
          <chart:axis chart:dimension="y" chart:name="primary-y" chart:style-name="ch4">
            <chart:title svg:x="0.451cm" svg:y="4.655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9" chart:values-cell-range-address="Sheet1.C2:Sheet1.C13" chart:label-cell-address="Sheet1.C1:Sheet1.C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vg-convert</text:p>
                <draw:g>
                  <svg:desc>Sheet1.B1:Sheet1.B1</svg:desc>
                </draw:g>
              </table:table-cell>
              <table:table-cell office:value-type="string">
                <text:p>Inkscap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33.08">
                <text:p>33.08</text:p>
                <draw:g>
                  <svg:desc>Sheet1.B2:Sheet1.B13</svg:desc>
                </draw:g>
              </table:table-cell>
              <table:table-cell office:value-type="float" office:value="60.52">
                <text:p>60.52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48">
                <text:p>31.48</text:p>
              </table:table-cell>
              <table:table-cell office:value-type="float" office:value="60.52">
                <text:p>60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.77">
                <text:p>36.77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.31">
                <text:p>37.31</text:p>
              </table:table-cell>
              <table:table-cell office:value-type="float" office:value="62.98">
                <text:p>62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.35">
                <text:p>29.3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0.27">
                <text:p>30.27</text:p>
              </table:table-cell>
              <table:table-cell office:value-type="float" office:value="66.23">
                <text:p>66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3.96">
                <text:p>33.96</text:p>
              </table:table-cell>
              <table:table-cell office:value-type="float" office:value="62.89">
                <text:p>6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6.9">
                <text:p>36.9</text:p>
              </table:table-cell>
              <table:table-cell office:value-type="float" office:value="67.94">
                <text:p>67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1.1">
                <text:p>51.1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95.8">
                <text:p>95.8</text:p>
              </table:table-cell>
              <table:table-cell office:value-type="float" office:value="125.75">
                <text:p>125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37.63">
                <text:p>237.63</text:p>
              </table:table-cell>
              <table:table-cell office:value-type="float" office:value="279.03">
                <text:p>279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1.32">
                <text:p>781.32</text:p>
              </table:table-cell>
              <table:table-cell office:value-type="float" office:value="825.16">
                <text:p>825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